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Footer">
      <style:text-properties style:font-name="Arial" fo:font-size="9pt" style:font-size-asian="9pt" style:font-size-complex="9pt"/>
    </style:style>
    <style:style style:name="P2" style:family="paragraph" style:parent-style-name="Standard"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end" style:justify-single-word="false"/>
      <style:text-properties style:font-name="Arial" fo:font-size="10.5pt" officeooo:paragraph-rsid="000a6d74" style:font-size-asian="10.5pt" style:font-size-complex="10.5pt"/>
    </style:style>
    <style:style style:name="P4" style:family="paragraph" style:parent-style-name="Urban_20_Title">
      <style:text-properties style:font-name="Arial" fo:font-size="10pt" style:font-size-asian="10pt" style:font-size-complex="10pt"/>
    </style:style>
    <style:style style:name="P5" style:family="paragraph" style:parent-style-name="Urban_20_Title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6" style:family="paragraph" style:parent-style-name="Urban_20_Title">
      <style:text-properties style:font-name="Arial" fo:font-size="12pt" style:font-size-asian="12pt" style:font-size-complex="12pt"/>
    </style:style>
    <style:style style:name="P7" style:family="paragraph" style:parent-style-name="Urban_20_Title">
      <style:text-properties style:font-name="Arial" fo:font-size="12pt" officeooo:rsid="0008ef5a" officeooo:paragraph-rsid="0008ef5a" style:font-size-asian="12pt" style:font-size-complex="12pt"/>
    </style:style>
    <style:style style:name="P8" style:family="paragraph" style:parent-style-name="Urban_20_Body_20_">
      <style:text-properties style:font-name="Arial" fo:font-size="10pt" style:font-size-asian="10pt" style:font-size-complex="10pt"/>
    </style:style>
    <style:style style:name="P9" style:family="paragraph" style:parent-style-name="Urban_20_Body_20_">
      <style:paragraph-properties fo:text-align="justify" style:justify-single-word="false"/>
      <style:text-properties style:font-name="Arial" fo:font-size="10pt" style:font-size-asian="10pt" style:font-size-complex="10pt"/>
    </style:style>
    <style:style style:name="P10" style:family="paragraph" style:parent-style-name="Urban_20_Body_20_">
      <style:text-properties style:font-name="Arial" fo:font-size="10pt" fo:font-style="normal" style:font-size-asian="10pt" style:font-style-asian="normal" style:font-size-complex="10pt" style:font-style-complex="normal"/>
    </style:style>
    <style:style style:name="P11" style:family="paragraph" style:parent-style-name="Urban_20_Title_20_2">
      <style:text-properties style:font-name="Arial" fo:font-size="10pt" fo:font-weight="bold" style:font-size-asian="10pt" style:font-weight-asian="bold" style:font-size-complex="10pt" style:font-weight-complex="bold"/>
    </style:style>
    <style:style style:name="P12" style:family="paragraph" style:parent-style-name="Urban_20_Title_20_2">
      <style:text-properties style:font-name="Arial" fo:font-size="10pt" style:font-size-asian="10pt" style:font-size-complex="10pt"/>
    </style:style>
    <style:style style:name="P13" style:family="paragraph" style:parent-style-name="Urban_20_Title_20_2">
      <style:text-properties style:font-name="Arial" fo:font-size="10pt" officeooo:paragraph-rsid="000bd840" style:font-size-asian="10pt" style:font-size-complex="10pt"/>
    </style:style>
    <style:style style:name="P14" style:family="paragraph" style:parent-style-name="Urban_20_Title_20_2">
      <style:paragraph-properties fo:text-align="start" style:justify-single-word="false"/>
      <style:text-properties style:font-name="Arial" fo:font-size="9pt" fo:font-weight="normal" style:font-size-asian="9pt" style:font-weight-asian="normal" style:font-size-complex="9pt" style:font-weight-complex="normal"/>
    </style:style>
    <style:style style:name="P15" style:family="paragraph" style:parent-style-name="Urban_20_Title_20_2">
      <style:paragraph-properties fo:text-align="start" style:justify-single-word="false"/>
      <style:text-properties style:font-name="Arial" fo:font-size="9pt" fo:font-weight="normal" officeooo:paragraph-rsid="000b7a8b" style:font-size-asian="9pt" style:font-weight-asian="normal" style:font-size-complex="9pt" style:font-weight-complex="normal"/>
    </style:style>
    <style:style style:name="P16" style:family="paragraph" style:parent-style-name="UrbanBody">
      <style:text-properties style:font-name="Arial" fo:font-size="10pt" officeooo:paragraph-rsid="00097fd4" style:font-size-asian="10pt" style:font-size-complex="10pt"/>
    </style:style>
    <style:style style:name="P17" style:family="paragraph" style:parent-style-name="UrbanBody">
      <style:text-properties style:font-name="Arial" fo:font-size="10pt" officeooo:rsid="000abb27" officeooo:paragraph-rsid="000db711" style:font-size-asian="10pt" style:font-size-complex="10pt"/>
    </style:style>
    <style:style style:name="P18" style:family="paragraph" style:parent-style-name="UrbanBody">
      <style:text-properties fo:color="#800000" style:font-name="Arial" fo:font-size="10pt" officeooo:rsid="000abb27" officeooo:paragraph-rsid="000db711" fo:background-color="#ffff00" style:font-size-asian="10pt" style:font-size-complex="10pt"/>
    </style:style>
    <style:style style:name="P19" style:family="paragraph" style:parent-style-name="UrbanBody" style:master-page-name="">
      <style:paragraph-properties style:page-number="auto" fo:break-before="auto" fo:break-after="auto"/>
      <style:text-properties style:font-name="Arial" fo:font-size="10pt" officeooo:paragraph-rsid="00097fd4" style:font-size-asian="10pt" style:font-size-complex="10pt"/>
    </style:style>
    <style:style style:name="P20" style:family="paragraph" style:parent-style-name="UrbanBody">
      <style:paragraph-properties fo:margin-top="0cm" fo:margin-bottom="0cm" loext:contextual-spacing="false" fo:text-align="start" style:justify-single-word="false"/>
      <style:text-properties style:text-line-through-style="none" style:text-line-through-type="none" style:font-name="Arial" fo:font-size="10pt" style:text-underline-style="none" fo:font-weight="normal" officeooo:paragraph-rsid="000ea261" style:text-blinking="false" style:font-size-asian="10pt" style:font-size-complex="10pt"/>
    </style:style>
    <style:style style:name="P21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2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font-name-complex="Arial"/>
    </style:style>
    <style:style style:name="T6" style:family="text">
      <style:text-properties officeooo:rsid="000abb27"/>
    </style:style>
    <style:style style:name="T7" style:family="text">
      <style:text-properties officeooo:rsid="000c6041"/>
    </style:style>
    <style:style style:name="T8" style:family="text">
      <style:text-properties style:font-name="Rubik" fo:font-size="10pt" fo:font-style="normal" style:text-underline-style="none" fo:font-weight="normal" style:font-size-asian="10pt" style:font-style-asian="normal" style:font-weight-asian="normal" style:font-size-complex="10pt" style:font-weight-complex="normal"/>
    </style:style>
    <style:style style:name="T9" style:family="text">
      <style:text-properties officeooo:rsid="00362119"/>
    </style:style>
    <style:style style:name="T10" style:family="text">
      <style:text-properties officeooo:rsid="000ff690"/>
    </style:style>
    <style:style style:name="T11" style:family="text">
      <style:text-properties fo:color="#800000" officeooo:rsid="0010228d" fo:background-color="#ffff00" loext:char-shading-value="0"/>
    </style:style>
    <style:style style:name="T12" style:family="text">
      <style:text-properties fo:color="#800000" officeooo:rsid="000abb27" fo:background-color="#ffff00" loext:char-shading-value="0"/>
    </style:style>
    <style:style style:name="T13" style:family="text">
      <style:text-properties style:use-window-font-color="true" style:text-outline="false" style:text-line-through-style="none" style:text-line-through-type="none" style:text-position="0% 100%" style:font-name="DejaVu Sans1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7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8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fr1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rame1" text:anchor-type="paragraph" svg:x="-0.011cm" svg:y="-0.011cm" svg:width="7.13cm" svg:height="5.23cm" draw:z-index="0"><draw:text-box><text:p text:style-name="Urban_20_Body_20_"><office:annotation><dc:creator>sde </dc:creator><dc:date>2011-07-26T10:00:42</dc:date><text:p text:style-name="P21"><text:span text:style-name="T13">do text</text:span></text:p><text:p text:style-name="P21"><text:span text:style-name="T13">from document(at=header, format='odt')</text:span></text:p></office:annotation>Import depuis header.odt</text:p></draw:text-box></draw:frame><text:text-input text:description="">tool.getCityName()</text:text-input>, le <text:span text:style-name="T8"><text:text-input text:description="Délivré à xxx le xxx">tool.formatDate(urbanEventObj.getEventDate())</text:text-input></text:span></text:p>
      <text:p text:style-name="P8"/>
      <text:p text:style-name="P8"/>
      <text:p text:style-name="P8"/>
      <text:p text:style-name="P8"><draw:frame draw:style-name="fr2" draw:name="Cadre1" text:anchor-type="paragraph" svg:x="7.796cm" svg:y="0.051cm" svg:width="9.04cm" svg:height="3.15cm" draw:z-index="1"><draw:text-box><text:p text:style-name="Frame_20_contents"><office:annotation><dc:creator>Gauthier Bastien</dc:creator><dc:date>2011-02-16T14:49:10</dc:date><text:p text:style-name="P22"><text:span text:style-name="T18">do text if not len(self.getApplicants()) &gt; 1</text:span></text:p><text:p text:style-name="P22"><text:span text:style-name="T18">from xhtml(applicantobj.getSignaletic(withaddress=True,linebyline=True))</text:span></text:p></office:annotation><text:span text:style-name="T2">Titre Nom Prénom<text:line-break/>Adresse ligne1<text:line-break/>Adresse ligne2</text:span></text:p><text:p text:style-name="Frame_20_contents"><text:span text:style-name="T2"><office:annotation><dc:creator>Gauthier Bastien</dc:creator><dc:date>2011-02-17T09:18:17</dc:date><text:p text:style-name="P22"><text:span text:style-name="T18">do text if </text:span><text:span text:style-name="T15">len(self.getApplicants()) &gt; 1</text:span></text:p></office:annotation></text:span><text:span text:style-name="T2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2"><text:span text:style-name="T2"><office:annotation><dc:creator>Gauthier Bastien</dc:creator><dc:date>2011-02-17T09:18:17</dc:date><text:p text:style-name="P22"><text:span text:style-name="T18">do text if </text:span><text:span text:style-name="T15">len(self.getApplicants()) &gt; 1</text:span></text:p></office:annotation></text:span><text:span text:style-name="T2"><text:text-input text:description="Plusieurs demandeurs">self.getMultipleApplicants()</text:text-input></text:span></text:p></draw:text-box></draw:frame></text:p>
      <text:p text:style-name="P8"/>
      <text:p text:style-name="P8"/>
      <text:p text:style-name="P8"/>
      <text:p text:style-name="P8"/>
      <text:p text:style-name="P8"/>
      <text:h text:style-name="P4" text:outline-level="1"/>
      <text:h text:style-name="P4" text:outline-level="1"/>
      <text:h text:style-name="P6" text:outline-level="1"/>
      <text:h text:style-name="P7" text:outline-level="1">Réunion de projet – convocation.</text:h>
      <text:h text:style-name="P5" text:outline-level="1"/>
      <text:h text:style-name="P15" text:outline-level="2">Agent traitant : <text:span text:style-name="T9"><text:text-input text:description="">self.getFoldermanagers()[0].getName2()</text:text-input></text:span><text:span text:style-name="T9"><text:s/></text:span><text:span text:style-name="T9"><text:text-input text:description="">self.getFoldermanagers()[0].getName1()</text:text-input></text:span></text:h>
      <text:h text:style-name="P14" text:outline-level="2"><office:annotation><dc:creator>sde </dc:creator><dc:date>2011-07-27T10:02:17</dc:date><text:p text:style-name="P22"><text:span text:style-name="T14">do title</text:span></text:p><text:p text:style-name="P22"><text:span text:style-name="T15">from document(at=reference, format='odt')</text:span></text:p></office:annotation>Import depuis reference.odt</text:h>
      <text:h text:style-name="P11" text:outline-level="2"/>
      <text:h text:style-name="P12" text:outline-level="2"><text:span text:style-name="T4"><office:annotation><dc:creator>Gauthier Bastien</dc:creator><dc:date>2011-02-16T16:12:24</dc:date><text:p text:style-name="P22"><text:span text:style-name="T17">do title if len(self.getApplicants()) &gt; 1</text:span></text:p></office:annotation></text:span><text:span text:style-name="T4">Demandeurs : </text:span><text:span text:style-name="T4"><text:text-input text:description="Demandeurs">self.getApplicantsSignaletic()</text:text-input></text:span></text:h>
      <text:h text:style-name="P11" text:outline-level="2"><office:annotation><dc:creator>Gauthier Bastien</dc:creator><dc:date>2011-02-16T16:13:21</dc:date><text:p text:style-name="P22"><text:span text:style-name="T16">do title if not len(self.getApplicants()) &gt; 1</text:span></text:p></office:annotation>Demandeur : <text:text-input text:description="Demandeurs">self.getApplicantsSignaletic()</text:text-input></text:h>
      <text:h text:style-name="P11" text:outline-level="2">Objet : <text:text-input text:description="Objet des travaux">self.getLicenceSubject()</text:text-input></text:h>
      <text:h text:style-name="P13" text:outline-level="2"><text:span text:style-name="T4">Situation : </text:span><text:span text:style-name="T4"><text:text-input text:description="Situation des travaux">self.getWorkLocationSignaletic()</text:text-input></text:span></text:h>
      <text:h text:style-name="P13" text:outline-level="2"><text:span text:style-name="T5">Référence cadastrale : </text:span><text:span text:style-name="T5"><text:text-input text:description="Bien-Parcelles">licence_view.get_parcels()</text:text-input></text:span></text:h>
      <text:p text:style-name="P8"/>
      <text:p text:style-name="P8"/>
      <text:p text:style-name="P8"><office:annotation><dc:creator>Gauthier Bastien</dc:creator><dc:date>2011-02-21T09:23:46</dc:date><text:p text:style-name="P22"><text:span text:style-name="T15">do text if not len(self.getApplicants()) &gt; 1</text:span></text:p></office:annotation><text:text-input text:description="Titre du demandeur">applicantobj.getPersonTitleValue()</text:text-input>,</text:p>
      <text:p text:style-name="P8"><office:annotation><dc:creator>Gauthier Bastien</dc:creator><dc:date>2011-02-21T09:23:46</dc:date><text:p text:style-name="P22"><text:span text:style-name="T15">do text if len(self.getApplicants()) &gt; 1</text:span></text:p></office:annotation><text:span text:style-name="T1">&lt;%Titre%&gt;</text:span>,</text:p>
      <text:p text:style-name="P9"/>
      <text:p text:style-name="P9"/>
      <text:p text:style-name="P19">Dans le cadre du projet repris sous objet, <text:text-input text:description="Demandeurs">self.getApplicantsSignaletic()</text:text-input><text:s/>sollicite<text:span text:style-name="T6">(nt)</text:span> la tenue d'une réunion de projet conformément à l 'article D.IV.31§1er du CoDT.</text:p>
      <text:p text:style-name="P16"/>
      <text:p text:style-name="P17">Nous sollicitons aussi la présence à ladite réunion des personnes/<text:span text:style-name="T7">instances</text:span> suivantes :</text:p>
      <text:p text:style-name="P18">- <text:span text:style-name="T10">Le fonctionnaire technique (DGO3)</text:span></text:p>
      <text:p text:style-name="P18">- <text:span text:style-name="T10">Le fonctionnaire délégué (DGO4)</text:span></text:p>
      <text:p text:style-name="P18">- <text:span text:style-name="T10">Le fonctionnaire des implantations commerciales (DGO6)</text:span></text:p>
      <text:p text:style-name="P18">- <text:span text:style-name="T10">Un représentant du Collège</text:span></text:p>
      <text:p text:style-name="P18">- <text:span text:style-name="T10">Un membre du service Urbanisme</text:span></text:p>
      <text:p text:style-name="P18">- ...</text:p>
      <text:p text:style-name="P16"/>
      <text:p text:style-name="P20">Dès lors, nous vous invitons à participer à ladite réunion, qui se déroulera le <text:span text:style-name="T11">DATE DE LA REUNION</text:span><text:span text:style-name="T6"> – </text:span><text:span text:style-name="T12">ADRESSE</text:span><text:span text:style-name="T6">.</text:span></text:p>
      <text:p text:style-name="P9"/>
      <text:p text:style-name="P9"><office:annotation><dc:creator>Gauthier Bastien</dc:creator><dc:date>2011-02-21T09:23:46</dc:date><text:p text:style-name="P22"><text:span text:style-name="T15">do text if not len(self.getApplicants()) &gt; 1</text:span></text:p></office:annotation>En vous remerciant pour votre attention, nous vous prions d'agréer, <text:text-input text:description="Titre du demandeur">applicantobj.getPersonTitleValue()</text:text-input>, nos salutations distinguées.</text:p>
      <text:p text:style-name="P8"><office:annotation><dc:creator>Gauthier Bastien</dc:creator><dc:date>2011-02-21T09:23:46</dc:date><text:p text:style-name="P22"><text:span text:style-name="T15">do text if len(self.getApplicants()) &gt; 1</text:span></text:p></office:annotation>En vous remerciant pour votre attention, nous vous prions d'agréer, <text:span text:style-name="T1">&lt;%Titre%&gt;</text:span>, nos salutations distinguées.</text:p>
      <text:p text:style-name="P8"/>
      <text:p text:style-name="P8"/>
      <text:p text:style-name="P8"><text:span text:style-name="T3"><office:annotation><dc:creator>sde </dc:creator><dc:date>2011-07-27T10:02:32</dc:date><text:p text:style-name="P22"><text:span text:style-name="T14">do text</text:span></text:p><text:p text:style-name="P22"><text:span text:style-name="T15">from document(at=signatures, format='odt')</text:span></text:p></office:annotation></text:span><text:span text:style-name="T3">Import depuis signatures.odt</text:span></text:p>
      <text:p text:style-name="P10"/>
      <text:p text:style-name="P10"/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Rubik" svg:font-family="Rubik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Urban_20_Title" style:display-name="Urban Title" style:family="paragraph" style:parent-style-name="Standard" style:default-outline-level="1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_20_Body_20_" style:display-name="Urban Body " style:family="paragraph" style:parent-style-name="Urban_20_Title" style:default-outline-level="">
      <style:paragraph-properties fo:text-align="start" style:justify-single-word="false"/>
      <style:text-properties fo:font-size="12pt" style:text-underline-style="none" fo:font-weight="normal" style:font-size-asian="10.5pt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_20_Title_20_2" style:display-name="Urban Title 2" style:family="paragraph" style:parent-style-name="Urban_20_Body_20_" style:default-outline-level="2">
      <style:text-properties fo:font-weight="bold" style:font-size-asian="10.5pt"/>
    </style:style>
    <style:style style:name="Normal_20_centré" style:display-name="Normal centré" style:family="paragraph" style:parent-style-name="Standard">
      <style:paragraph-properties fo:margin-left="1cm" fo:margin-right="-0.002cm" fo:text-align="justify" style:justify-single-word="false" fo:text-indent="1.75cm" style:auto-text-indent="false">
        <style:tab-stops>
          <style:tab-stop style:position="10.001cm"/>
        </style:tab-stops>
      </style:paragraph-properties>
      <style:text-properties fo:font-size="12pt" fo:language="fr" fo:country="FR" style:font-size-asian="12pt"/>
    </style:style>
    <style:style style:name="Références" style:family="paragraph" style:parent-style-name="Standard">
      <style:paragraph-properties style:text-autospace="ideograph-alpha"/>
      <style:text-properties style:font-name="Arial" fo:font-family="Arial" style:font-family-generic="swiss" style:font-pitch="variable" fo:language="zxx" fo:country="none" style:language-asian="zxx" style:country-asian="none" style:font-name-complex="Arial" style:font-family-complex="Arial" style:font-family-generic-complex="swiss" style:font-pitch-complex="variable" style:font-size-complex="12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Arial" fo:font-size="9pt" style:font-size-asian="9pt" style:font-size-complex="9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de </meta:initial-creator>
    <meta:creation-date>2011-07-26T09:39:57</meta:creation-date>
    <dc:date>2019-05-07T15:52:37.529330092</dc:date>
    <meta:editing-duration>PT8H26M39S</meta:editing-duration>
    <meta:editing-cycles>64</meta:editing-cycles>
    <meta:generator>LibreOffice/6.1.5.2$Linux_X86_64 LibreOffice_project/10$Build-2</meta:generator>
    <dc:creator>bleybaert</dc:creator>
    <meta:document-statistic meta:table-count="0" meta:image-count="0" meta:object-count="0" meta:page-count="1" meta:paragraph-count="27" meta:word-count="193" meta:character-count="1483" meta:non-whitespace-character-count="1344"/>
  </office:meta>
</office:document-meta>
</file>